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5103"/>
    </style:style>
    <style:style style:name="P2" style:family="paragraph" style:parent-style-name="Standard">
      <style:text-properties officeooo:rsid="00155103" officeooo:paragraph-rsid="00155103"/>
    </style:style>
    <style:style style:name="P3" style:family="paragraph" style:parent-style-name="Standard">
      <style:text-properties officeooo:rsid="00155103" officeooo:paragraph-rsid="00155103"/>
    </style:style>
    <style:style style:name="P4" style:family="paragraph" style:parent-style-name="Standard">
      <style:text-properties officeooo:rsid="00172d19" officeooo:paragraph-rsid="00172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s to download</text:p>
      <text:p text:style-name="P1"/>
      <text:p text:style-name="P2">BAT</text:p>
      <text:p text:style-name="P4">H-BAT</text:p>
      <text:p text:style-name="P2">BAASTA</text:p>
      <text:p text:style-name="P2">Goldsmith’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9-07T10:52:43.726333000</meta:creation-date>
    <dc:date>2017-09-07T11:00:06.675162000</dc:date>
    <dc:creator>A Sternin</dc:creator>
    <meta:editing-duration>PT2M18S</meta:editing-duration>
    <meta:editing-cycles>2</meta:editing-cycles>
    <meta:generator>LibreOffice/5.2.6.2$MacOSX_X86_64 LibreOffice_project/a3100ed2409ebf1c212f5048fbe377c281438fdc</meta:generator>
    <meta:document-statistic meta:table-count="0" meta:image-count="0" meta:object-count="0" meta:page-count="1" meta:paragraph-count="5" meta:word-count="7" meta:character-count="42" meta:non-whitespace-character-count="40"/>
  </office:meta>
</office:document-meta>
</file>